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6.6924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1.0625in" style:rel-column-width="1530*"/>
    </style:style>
    <style:style style:name="Tabelle2.B" style:family="table-column">
      <style:table-column-properties style:column-width="0.6139in" style:rel-column-width="884*"/>
    </style:style>
    <style:style style:name="Tabelle2.C" style:family="table-column">
      <style:table-column-properties style:column-width="4.1875in" style:rel-column-width="6030*"/>
    </style:style>
    <style:style style:name="Tabelle2.D" style:family="table-column">
      <style:table-column-properties style:column-width="0.8285in" style:rel-column-width="1193*"/>
    </style:style>
    <style:style style:name="Tabelle2.1" style:family="table-row">
      <style:table-row-properties style:min-row-height="0.3042in"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style:vertical-align="" fo:background-color="transparent" fo:padding="0.0382in" fo:border="0.05pt solid #000000">
        <style:background-image/>
      </style:table-cell-properties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C2" style:family="table-cell">
      <style:table-cell-properties fo:padding="0.0382in" fo:border-left="0.05pt solid #000000" fo:border-right="none" fo:border-top="none" fo:border-bottom="0.05pt solid #000000"/>
    </style:style>
    <style:style style:name="Tabel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382in" fo:border-left="0.05pt solid #000000" fo:border-right="none" fo:border-top="none" fo:border-bottom="0.05pt solid #000000"/>
    </style:style>
    <style:style style:name="Tabelle2.C3" style:family="table-cell">
      <style:table-cell-properties fo:padding="0.0382in" fo:border-left="0.05pt solid #000000" fo:border-right="none" fo:border-top="none" fo:border-bottom="0.05pt solid #000000"/>
    </style:style>
    <style:style style:name="Tabel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382in" fo:border-left="0.05pt solid #000000" fo:border-right="none" fo:border-top="none" fo:border-bottom="0.05pt solid #000000"/>
    </style:style>
    <style:style style:name="Tabelle2.C4" style:family="table-cell">
      <style:table-cell-properties fo:padding="0.0382in" fo:border-left="0.05pt solid #000000" fo:border-right="none" fo:border-top="none" fo:border-bottom="0.05pt solid #000000"/>
    </style:style>
    <style:style style:name="Tabel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" style:family="table">
      <style:table-properties style:width="6.6924in" table:align="margins"/>
    </style:style>
    <style:style style:name="Tabelle1.A" style:family="table-column">
      <style:table-column-properties style:column-width="0.3014in" style:rel-column-width="434*"/>
    </style:style>
    <style:style style:name="Tabelle1.B" style:family="table-column">
      <style:table-column-properties style:column-width="4.159in" style:rel-column-width="5989*"/>
    </style:style>
    <style:style style:name="Tabelle1.C" style:family="table-column">
      <style:table-column-properties style:column-width="0.7438in" style:rel-column-width="1071*"/>
    </style:style>
    <style:style style:name="Tabelle1.E" style:family="table-column">
      <style:table-column-properties style:column-width="0.7444in" style:rel-column-width="1072*"/>
    </style:style>
    <style:style style:name="Tabelle1.A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officeooo:paragraph-rsid="002399d2"/>
    </style:style>
    <style:style style:name="P4" style:family="paragraph" style:parent-style-name="Text_20_body">
      <style:text-properties officeooo:paragraph-rsid="0026ec33"/>
    </style:style>
    <style:style style:name="P5" style:family="paragraph" style:parent-style-name="Text_20_body">
      <style:text-properties officeooo:rsid="0022dd00" officeooo:paragraph-rsid="0022dd00"/>
    </style:style>
    <style:style style:name="P6" style:family="paragraph" style:parent-style-name="Text_20_body" style:list-style-name="L3">
      <style:text-properties officeooo:paragraph-rsid="002b4acd"/>
    </style:style>
    <style:style style:name="P7" style:family="paragraph" style:parent-style-name="Text_20_body" style:list-style-name="L3">
      <style:text-properties officeooo:rsid="002b4acd" officeooo:paragraph-rsid="002b4ac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6ec33" officeooo:paragraph-rsid="0026ec3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6ec33" officeooo:paragraph-rsid="0032527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399d2" officeooo:paragraph-rsid="002399d2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2dd00" officeooo:paragraph-rsid="0022dd0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b4acd" officeooo:paragraph-rsid="002b4ac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325275" style:font-weight-asian="bold" style:font-weight-complex="bold"/>
    </style:style>
    <style:style style:name="P14" style:family="paragraph" style:parent-style-name="Table_20_Contents" style:list-style-name="L1"/>
    <style:style style:name="P15" style:family="paragraph" style:parent-style-name="Table_20_Contents" style:list-style-name="L2"/>
    <style:style style:name="P16" style:family="paragraph" style:parent-style-name="Table_20_Contents">
      <style:text-properties officeooo:rsid="002b4acd" officeooo:paragraph-rsid="002b4acd"/>
    </style:style>
    <style:style style:name="P17" style:family="paragraph" style:parent-style-name="Heading_20_3">
      <style:text-properties style:font-name-asian="DejaVu Sans" style:font-name-complex="DejaVu Sans"/>
    </style:style>
    <style:style style:name="P18" style:family="paragraph" style:parent-style-name="Heading_20_3">
      <style:text-properties officeooo:rsid="001a4e5d" officeooo:paragraph-rsid="001a4e5d"/>
    </style:style>
    <style:style style:name="P19" style:family="paragraph" style:parent-style-name="Heading_20_3">
      <style:text-properties officeooo:paragraph-rsid="002399d2"/>
    </style:style>
    <style:style style:name="P20" style:family="paragraph" style:parent-style-name="Heading_20_3">
      <style:text-properties officeooo:paragraph-rsid="0022dd00"/>
    </style:style>
    <style:style style:name="P21" style:family="paragraph" style:parent-style-name="Heading_20_3">
      <style:text-properties officeooo:rsid="0026ec33" officeooo:paragraph-rsid="0026ec33"/>
    </style:style>
    <style:style style:name="P22" style:family="paragraph" style:parent-style-name="Heading_20_3">
      <style:text-properties officeooo:rsid="0022dd00" officeooo:paragraph-rsid="0022dd00"/>
    </style:style>
    <style:style style:name="P23" style:family="paragraph" style:parent-style-name="Heading_20_3">
      <style:text-properties officeooo:rsid="002b4acd" officeooo:paragraph-rsid="002b4acd"/>
    </style:style>
    <style:style style:name="T1" style:family="text">
      <style:text-properties officeooo:rsid="001a4e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e6ae"/>
    </style:style>
    <style:style style:name="T4" style:family="text">
      <style:text-properties officeooo:rsid="001cf780"/>
    </style:style>
    <style:style style:name="T5" style:family="text">
      <style:text-properties officeooo:rsid="00219710"/>
    </style:style>
    <style:style style:name="T6" style:family="text">
      <style:text-properties officeooo:rsid="0022dd00"/>
    </style:style>
    <style:style style:name="T7" style:family="text">
      <style:text-properties officeooo:rsid="002399d2"/>
    </style:style>
    <style:style style:name="T8" style:family="text">
      <style:text-properties officeooo:rsid="002487af"/>
    </style:style>
    <style:style style:name="T9" style:family="text">
      <style:text-properties officeooo:rsid="002672a1"/>
    </style:style>
    <style:style style:name="T10" style:family="text">
      <style:text-properties officeooo:rsid="0026ec33"/>
    </style:style>
    <style:style style:name="T11" style:family="text">
      <style:text-properties officeooo:rsid="0028c925"/>
    </style:style>
    <style:style style:name="T12" style:family="text">
      <style:text-properties officeooo:rsid="0029bd65"/>
    </style:style>
    <style:style style:name="T13" style:family="text">
      <style:text-properties officeooo:rsid="0029f2ed"/>
    </style:style>
    <style:style style:name="T14" style:family="text">
      <style:text-properties officeooo:rsid="002b4acd"/>
    </style:style>
    <style:style style:name="T15" style:family="text">
      <style:text-properties officeooo:rsid="002caeda"/>
    </style:style>
    <style:style style:name="T16" style:family="text">
      <style:text-properties officeooo:rsid="002cf60a"/>
    </style:style>
    <style:style style:name="T17" style:family="text">
      <style:text-properties officeooo:rsid="002ddd3e"/>
    </style:style>
    <style:style style:name="T18" style:family="text">
      <style:text-properties officeooo:rsid="003125a6"/>
    </style:style>
    <style:style style:name="T19" style:family="text">
      <style:text-properties officeooo:rsid="00325275"/>
    </style:style>
    <style:style style:name="T20" style:family="text">
      <style:text-properties officeooo:rsid="00337a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h text:style-name="P17" text:outline-level="3"><text:span text:style-name="T1">G</text:span><text:span text:style-name="T3">r</text:span><text:span text:style-name="T4">uppe</text:span><text:span text:style-name="T17">nnr.</text:span></text:h>
          </table:table-cell>
          <table:table-cell table:style-name="Tabelle2.A1" office:value-type="string">
            <text:h text:style-name="P17" text:outline-level="3"/>
          </table:table-cell>
          <table:table-cell table:style-name="Tabelle2.A1" office:value-type="string">
            <text:h text:style-name="Heading_20_3" text:outline-level="3"><text:span text:style-name="T16">Matrikelnummer und Nachn</text:span>ame</text:h>
          </table:table-cell>
          <table:table-cell table:style-name="Tabelle2.D1" office:value-type="string">
            <text:h text:style-name="Heading_20_3" text:outline-level="3">Punkte</text:h>
          </table:table-cell>
        </table:table-row>
        <table:table-row>
          <table:table-cell table:style-name="Tabelle2.A2" table:number-columns-spanned="2" office:value-type="string">
            <text:h text:style-name="Heading_20_3" text:outline-level="3">StudentIn 1</text:h>
          </table:table-cell>
          <table:covered-table-cell/>
          <table:table-cell table:style-name="Tabelle2.C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3" table:number-columns-spanned="2" office:value-type="string">
            <text:h text:style-name="Heading_20_3" text:outline-level="3">StudentIn 2</text:h>
          </table:table-cell>
          <table:covered-table-cell/>
          <table:table-cell table:style-name="Tabelle2.C3" office:value-type="string">
            <text:p text:style-name="Table_20_Contents"/>
          </table:table-cell>
          <table:table-cell table:style-name="Tabelle2.D3" office:value-type="string">
            <text:p text:style-name="Table_20_Contents"/>
          </table:table-cell>
        </table:table-row>
        <table:table-row>
          <table:table-cell table:style-name="Tabelle2.A4" table:number-columns-spanned="2" office:value-type="string">
            <text:h text:style-name="P18" text:outline-level="3">StudentIn 3</text:h>
          </table:table-cell>
          <table:covered-table-cell/>
          <table:table-cell table:style-name="Tabelle2.C4" office:value-type="string">
            <text:p text:style-name="Table_20_Contents"/>
          </table:table-cell>
          <table:table-cell table:style-name="Tabelle2.D4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row>
          <table:table-cell table:style-name="Tabelle1.A1" table:number-columns-spanned="5" office:value-type="string">
            <text:h text:style-name="Heading_20_2" text:outline-level="2">HTML (<text:span text:style-name="T10">6</text:span> Punkte)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9"><text:span text:style-name="T19">2</text:span></text:p>
          </table:table-cell>
          <table:table-cell table:style-name="Tabelle1.A2" office:value-type="string">
            <text:h text:style-name="Heading_20_3" text:outline-level="3">Valides XHTML<text:span text:style-name="T6"> (Report)</text:span></text:h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13"><text:span text:style-name="T19">1</text:span></text:p>
          </table:table-cell>
          <table:table-cell table:style-name="Tabelle1.A2" office:value-type="string">
            <text:h text:style-name="Heading_20_3" text:outline-level="3">Kein Tabellenlayout <text:span text:style-name="T6">(Report)</text:span></text:h>
            <text:p text:style-name="P5">Seite ist nicht mit einer oder mehreren Tabellen layoutiert.</text:p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10">1</text:p>
          </table:table-cell>
          <table:table-cell table:style-name="Tabelle1.A2" office:value-type="string">
            <text:h text:style-name="P19" text:outline-level="3"><text:span text:style-name="T7">Datentabellen </text:span><text:span text:style-name="T9">(Report)</text:span></text:h>
            <text:p text:style-name="P3"><text:span text:style-name="T7">Für Spielinformationen wurde Datentabelle verwendet mit Summary-Attribut und TH-Elemente</text:span><text:span text:style-name="T8">n </text:span><text:span text:style-name="T18">oder etwas vernünftiges.</text:span></text:p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A5" office:value-type="float" office:value="1">
            <text:p text:style-name="P2">1</text:p>
          </table:table-cell>
          <table:table-cell table:style-name="Tabelle1.A2" office:value-type="string">
            <text:h text:style-name="Heading_20_3" text:outline-level="3">Sprache <text:span text:style-name="T11">(Report</text:span><text:span text:style-name="T12">)</text:span></text:h>
            <text:p text:style-name="Text_20_body">Sprache ist ausgezeichnet und Sprachwechsel werden ausgegeben (xml:lang-Attribut oder lang-Attribut)</text:p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11">1</text:p>
          </table:table-cell>
          <table:table-cell table:style-name="Tabelle1.A2" office:value-type="string">
            <text:h text:style-name="P20" text:outline-level="3"><text:span text:style-name="T6">Straße ist eine </text:span><text:span text:style-name="T15">geordnete</text:span><text:span text:style-name="T6"> Liste (Manuell)</text:span></text:h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C2" table:number-columns-spanned="5" office:value-type="string">
            <text:h text:style-name="Heading_20_2" text:outline-level="2"/>
            <text:h text:style-name="Heading_20_2" text:outline-level="2">CSS (5 Punkte)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8">2</text:p>
          </table:table-cell>
          <table:table-cell table:style-name="Tabelle1.A2" office:value-type="string">
            <text:h text:style-name="Heading_20_3" text:outline-level="3">Valides CSS <text:span text:style-name="T6">(Report)</text:span></text:h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A5" office:value-type="float" office:value="2">
            <text:p text:style-name="P2">2</text:p>
          </table:table-cell>
          <table:table-cell table:style-name="Tabelle1.A2" office:value-type="string">
            <text:h text:style-name="Heading_20_3" text:outline-level="3">Layout <text:span text:style-name="T6">(Manuell)</text:span></text:h>
            <text:list xml:id="list1897365349" text:style-name="L1">
              <text:list-item>
                <text:p text:style-name="P14">Keine Abweichung: 2P.</text:p>
              </text:list-item>
              <text:list-item>
                <text:p text:style-name="P14"><text:span text:style-name="T14">Leichte</text:span> Abweichung: 1P.</text:p>
              </text:list-item>
              <text:list-item>
                <text:p text:style-name="P14">Starke Abweichung: 0P.</text:p>
              </text:list-item>
            </text:list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8">1</text:p>
          </table:table-cell>
          <table:table-cell table:style-name="Tabelle1.A2" office:value-type="string">
            <text:h text:style-name="P21" text:outline-level="3">Relative Einheiten (Report + Manuell)</text:h>
            <text:p text:style-name="P4"><text:span text:style-name="T10">Für Schriften </text:span><text:span text:style-name="T14">und Container</text:span><text:span text:style-name="T10"> wurden relative Einheiten, </text:span><text:span text:style-name="T14">also </text:span><text:span text:style-name="T10">em, ex, </text:span><text:span text:style-name="T14">oder</text:span><text:span text:style-name="T10"> %, verwendet. </text:span><text:span text:style-name="T14">B</text:span><text:span text:style-name="T10">ei Bildern und deren Container </text:span><text:span text:style-name="T14">sind jedoch absolute Einheiten zulässig</text:span><text:span text:style-name="T10">.</text:span></text:p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ext:soft-page-break/>
        <table:table-row>
          <table:table-cell table:style-name="Tabelle1.C2" table:number-columns-spanned="5" office:value-type="string">
            <text:h text:style-name="Heading_20_2" text:outline-level="2">WAI (<text:span text:style-name="T14">6</text:span> Punkte)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2</text:p>
          </table:table-cell>
          <table:table-cell table:style-name="Tabelle1.A2" office:value-type="string">
            <text:h text:style-name="Heading_20_3" text:outline-level="3">Seite ohne Stylesheets und Bilder <text:span text:style-name="T11">(Manuell)</text:span></text:h>
            <text:p text:style-name="Table_20_Contents">Stylesheets und Bilder deaktivieren und <text:span text:style-name="T5">Ü</text:span>bersichtlichkeit prüfen <text:span text:style-name="T12">(Bereiche haben Überschriften, sinnvolle Alt-Texte etc.)</text:span>. → Web-Developer: CSS – Disable Styles – All Styles</text:p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12">2</text:p>
          </table:table-cell>
          <table:table-cell table:style-name="Tabelle1.A2" office:value-type="string">
            <text:h text:style-name="P22" text:outline-level="3">Überschriften (Report)</text:h>
            <text:p text:style-name="P5">Nur ein H1-Element (entspricht Seitentitel) und korrektes Nesting der Subüberschriften.</text:p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A5" office:value-type="float" office:value="1">
            <text:p text:style-name="P2">1</text:p>
          </table:table-cell>
          <table:table-cell table:style-name="Tabelle1.A2" office:value-type="string">
            <text:h text:style-name="P22" text:outline-level="3">Hauptnavigation als Liste (Report)</text:h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12">1</text:p>
          </table:table-cell>
          <table:table-cell table:style-name="Tabelle1.A2" office:value-type="string">
            <text:h text:style-name="Heading_20_3" text:outline-level="3">Formular <text:span text:style-name="T13">(Report)</text:span></text:h>
            <text:list xml:id="list354271407" text:style-name="L2">
              <text:list-item>
                <text:p text:style-name="P15">Inputs wurden mit Labels verknüpft</text:p>
              </text:list-item>
              <text:list-item>
                <text:p text:style-name="P15">Formular ohne Tabelle realisiert</text:p>
              </text:list-item>
            </text:list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C2" table:number-columns-spanned="5" office:value-type="string">
            <text:h text:style-name="Heading_20_2" text:outline-level="2"><text:span text:style-name="T14">JavaScript</text:span> (<text:span text:style-name="T14">5</text:span> Punkte)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2</text:p>
          </table:table-cell>
          <table:table-cell table:style-name="Tabelle1.A2" office:value-type="string">
            <text:h text:style-name="Heading_20_3" text:outline-level="3"><text:span text:style-name="T14">Autoanimation</text:span> <text:span text:style-name="T11">(Manuell)</text:span></text:h>
            <text:p text:style-name="P16">Bei Klick auf Würfel soll ein Auto ausgeblendet und am Start wieder eingeblendet werden</text:p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12">3</text:p>
          </table:table-cell>
          <table:table-cell table:style-name="Tabelle1.A2" office:value-type="string">
            <text:h text:style-name="P23" text:outline-level="3">Validierung des Formulars (Manuell)</text:h>
            <text:list xml:id="list795459831" text:style-name="L3">
              <text:list-item>
                <text:p text:style-name="P7">Länge des Benutzernamen und des Passworts</text:p>
              </text:list-item>
              <text:list-item>
                <text:p text:style-name="P7">Datumsformat beim Geburtsdatum wird geprüft</text:p>
              </text:list-item>
              <text:list-item>
                <text:p text:style-name="P6"><text:span text:style-name="T14">Registrierungsbutton darf nur bei valider Eingabe </text:span><text:span text:style-name="T17">aktiviert</text:span><text:span text:style-name="T14"> sein (Geburtsdatum ist optional; dh bei leerer Eingabe darf Button aktiv sein)</text:span></text:p>
              </text:list-item>
            </text:list>
          </table:table-cell>
          <table:table-cell table:style-name="Tabelle1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e1.C2" table:number-columns-spanned="5" office:value-type="string">
            <text:h text:style-name="Heading_20_2" text:outline-level="2">Theorie <text:span text:style-name="T20">(3 Punkte)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5" office:value-type="float" office:value="3">
            <text:p text:style-name="P2">3</text:p>
          </table:table-cell>
          <table:table-cell table:style-name="Tabelle1.A2" office:value-type="string">
            <text:p text:style-name="Table_20_Contents">Der/die StudentIn versteht die eingesetzten Technologien</text:p>
          </table:table-cell>
          <table:table-cell table:style-name="Tabelle1.A2" office:value-type="string">
            <text:p text:style-name="Table_20_Contents"/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72in" fo:margin-bottom="0.0827in" style:contextual-spacing="false"/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officeooo:rsid="001a4e5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Web Engineering 2013</text:span> – <text:span text:style-name="MT2">UE 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26T17:29:28</meta:creation-date>
    <dc:date>2013-04-09T14:00:48</dc:date>
    <meta:editing-duration>PT3H9M4S</meta:editing-duration>
    <meta:editing-cycles>26</meta:editing-cycles>
    <meta:generator>LibreOffice/3.6$Linux_X86_64 LibreOffice_project/360m1$Build-2</meta:generator>
    <dc:creator>Philip Langer</dc:creator>
    <meta:printed-by>Philip Langer</meta:printed-by>
    <meta:print-date>2010-04-14T09:30:51</meta:print-date>
    <meta:document-statistic meta:table-count="2" meta:image-count="0" meta:object-count="0" meta:page-count="2" meta:paragraph-count="57" meta:word-count="255" meta:character-count="1774" meta:non-whitespace-character-count="1584"/>
    <meta:user-defined meta:name="Info 1"/>
    <meta:user-defined meta:name="Info 2"/>
    <meta:user-defined meta:name="Info 3"/>
    <meta:user-defined meta:name="Info 4"/>
  </office:meta>
</office:document-meta>
</file>